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table:style-name="ce1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table:number-columns-repeated="4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00/00/00</text:date>, <text:time style:data-style-name="N2" text:time-value="18:12:22.455995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4T13:44:37.787007148</meta:creation-date>
    <dc:date>2022-09-09T18:29:18.896623376</dc:date>
    <meta:editing-duration>PT2H10M20S</meta:editing-duration>
    <meta:editing-cycles>4</meta:editing-cycles>
    <meta:generator>LibreOffice/6.0.7.3$Linux_X86_64 LibreOffice_project/00m0$Build-3</meta:generator>
    <meta:document-statistic meta:table-count="1" meta:cell-count="2209" meta:object-count="0"/>
  </office:meta>
</office:document-meta>
</file>